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4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/>
      <text:p text:style-name="P5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string">
            <text:p text:style-name="P7"/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</text:p>
          </table:table-cell>
          <table:table-cell table:style-name="Table1.A1" table:number-rows-spanned="2" table:number-columns-spanned="2" office:value-type="string">
            <text:p text:style-name="P6">Watudu: Event Sharing App (Android)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2">
            <text:p text:style-name="P7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F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to let user create an event by inserting writable textbox and clickable buttons (G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let the user chang some informations about their event (GUI)</text:p>
          </table:table-cell>
          <table:table-cell table:style-name="Table2.A2" office:value-type="string">
            <text:p text:style-name="P3"/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The user should be able to search from the improved home page and also from the search bar at the top-right part of the screen (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prompt the details of the event searched when clicked (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update the Webapp's Database for actions in the User Interfac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4" text:outline-level="1">Reviewer’s Comments:<text:line-break/></text:h>
      <text:p text:style-name="P11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2-19T03:17:49.61</dc:date>
    <meta:print-date>2006-07-28T14:33:00</meta:print-date>
    <meta:editing-cycles>14</meta:editing-cycles>
    <meta:editing-duration>PT2H27M38S</meta:editing-duration>
    <meta:generator>OpenOffice/4.1.2$Win32 OpenOffice.org_project/412m3$Build-9782</meta:generator>
    <meta:document-statistic meta:table-count="2" meta:image-count="0" meta:object-count="0" meta:page-count="1" meta:paragraph-count="25" meta:word-count="182" meta:character-count="1090"/>
  </office:meta>
</office:document-meta>
</file>